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FiE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: 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принятие <text:s text:c="3"/>государственным <text:s text:c="3"/>гражданским <text:s text:c="3"/>служащим, <text:s text:c="3"/>являющимся стороной <text:s/>конфликта <text:s/>интересов, <text:s/>мер <text:s/>по <text:s/>предотвращению <text:s/>или <text:s/>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Уведомление государственного гражданского служащего о фактах обращения <text:s text:c="2"/>к <text:s text:c="2"/>нему <text:s text:c="2"/>в <text:s text:c="2"/>целях <text:s text:c="2"/>склонения <text:s text:c="2"/>его <text:s text:c="2"/>к <text:s text:c="2"/>совершению <text:s text:c="2"/>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ъекты бухгалтерского учета:</text:p>
          </table:table-cell>
          <table:table-cell office:value-type="string" calcext:value-type="string">
            <text:p>имущество организ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язательства организ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мущество организаций, их обязательства и хозяйственные операции, осуществляемые в процессе их деятельност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Что такое синтетический учет в бухгалтерском учете?</text:p>
          </table:table-cell>
          <table:table-cell office:value-type="string" calcext:value-type="string">
            <text:p>учет <text:s text:c="2"/>обобщенных <text:s text:c="2"/>данных <text:s text:c="2"/>бухгалтерского <text:s text:c="2"/>учета <text:s text:c="2"/>о <text:s text:c="2"/>видах <text:s text:c="2"/>имущества, и хозяйственных операций по определенным экономическим признакам, который ведется на синтетических счетах бухгалтерского уче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учет, который ведется в лицевых, материальных и иных аналитических счетах бухгалтерского учета, группирующих детальную информацию об имуществе, обязательствах и о хозяйственных операциях внутри каждого синтетического сче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чет всех обобщенных данных бухгалтерского уч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Сроки представления бухгалтерской отчетности бюджетными учреждениями:</text:p>
          </table:table-cell>
          <table:table-cell office:value-type="string" calcext:value-type="string">
            <text:p>в соответствии с законодательством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соответствии с учредительными документ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установленные вышестоящим органом срок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 какой валюте ведется бухгалтерский учет имущества, обязательств и хозяйственных операций?</text:p>
          </table:table-cell>
          <table:table-cell office:value-type="string" calcext:value-type="string">
            <text:p>в валюте РФ – в рубля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иностранной валют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валюте РФ и в иностранной валют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Какой период является отчетным годом:</text:p>
          </table:table-cell>
          <table:table-cell office:value-type="string" calcext:value-type="string">
            <text:p>с 1 января по 31 декабря включитель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 1 января по 31 декабр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1 января по 1 январ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Бухгалтерская отчетность:</text:p>
          </table:table-cell>
          <table:table-cell office:value-type="string" calcext:value-type="string">
            <text:p>единая система данных об имущественном и финансовым положении организ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диная система данных о результатах хозяйственной деятельности организации, составляемая на основе данных бухгалтерского учета по установленным форма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диная система данных об имущественном и финансовом положении организации, о результатах её хозяйственной деятельности, составляемая <text:s/>на основе данных бухгалтерского учета по установленным форма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Сроки проведения аттестации гражданского служащего:</text:p>
          </table:table-cell>
          <table:table-cell office:value-type="string" calcext:value-type="string">
            <text:p>один раз в 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ждый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ин раз в два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Срок исковой давности: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 какие сроки судебный пристав-исполнитель должен сдать в банк денежные средства, изъятые у должника в процессе исполнительного производства?</text:p>
          </table:table-cell>
          <table:table-cell office:value-type="string" calcext:value-type="string">
            <text:p>в течение 3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7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операционного дня, следующего за днем изъятия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Какое испытание может быть установлено государственному гражданскому служащему в целях проверки его соответствия замещаемой должности гражданской службы при поступлении на гражданскую службу?</text:p>
          </table:table-cell>
          <table:table-cell office:value-type="string" calcext:value-type="string">
            <text:p>от трех месяцев до одного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трех до шести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и месяц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сударственная гражданская служба Российской Федерации подразделяется на:</text:p>
          </table:table-cell>
          <table:table-cell office:value-type="string" calcext:value-type="string">
            <text:p>федеральную государственную гражданскую службу и муниципальную служб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ую государственную гражданскую службу, военную службу, правоохранительную служб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едеральную государственную гражданскую службу и государственную гражданскую службу субъектов Российской Федераци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Кто является гражданским служащим:</text:p>
          </table:table-cell>
          <table:table-cell office:value-type="string" calcext:value-type="string">
            <text:p>лицо, выполняющее установленную государственным органом функцию за определенную пла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ражданин, осуществляющий профессиональную служебную деятельность и получающий денежное содержа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чиновник, занимающийся рассмотрением поступающей корреспонден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то из должностных лиц несет ответственность за состояние финансово-хозяйственной деятельности организации, предприятия, учреждения?</text:p>
          </table:table-cell>
          <table:table-cell office:value-type="string" calcext:value-type="string">
            <text:p>руковод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главный бухгалтер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ь и главный бухгалте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Каков предельный размер удержаний алиментов из заработной платы на содержание несовершеннолетних детей?</text:p>
          </table:table-cell>
          <table:table-cell office:value-type="string" calcext:value-type="string">
            <text:p>до 50%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 60%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 70%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Из каких выплат состоит денежное содержание государственного гражданского служащего?</text:p>
          </table:table-cell>
          <table:table-cell office:value-type="string" calcext:value-type="string">
            <text:p>должностного оклада, добавочных видов, прем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стного оклада, добавочных видов, премий, материальной помощ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лжностного оклада, оклада за классный чин, ежемесячных и иных дополнительных выпла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Каков общий срок исковой давности?</text:p>
          </table:table-cell>
          <table:table-cell office:value-type="string" calcext:value-type="string">
            <text:p>один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и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ять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Каковы сроки выплаты заработной платы в бюджетных учреждениях, организациях?</text:p>
          </table:table-cell>
          <table:table-cell office:value-type="string" calcext:value-type="string">
            <text:p>один раз в месяц в день, установленный правилами внутреннего трудового распорядка, коллективным договором, трудовым договоро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реже чем каждые полмесяца в день, установленный правилами внутреннего трудового распорядка, коллективным договором, трудовым договоро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Какие виды финансового контроля различают в федеральных органах исполнительной власти?</text:p>
          </table:table-cell>
          <table:table-cell office:value-type="string" calcext:value-type="string">
            <text:p>предварительны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дующ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дварительный, текущий и последующи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днем выезда в служебную командировку считается:</text:p>
          </table:table-cell>
          <table:table-cell office:value-type="string" calcext:value-type="string">
            <text:p>день отправления транспортного средства (автомобиль, автобус, поезд и т.д.) от постоянного места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нь прибытия к месту командир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дний рабочий день по постоянному месту служб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ющий рабочий день после последнего рабочего дня по постоянному месту служб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днем приезда из служебной командировки считается:</text:p>
          </table:table-cell>
          <table:table-cell office:value-type="string" calcext:value-type="string">
            <text:p>последний рабочий день по месту командир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нь убытия из места командир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нь прибытия транспортного средства (автомобиль, автобус, поезд и т.д.) в постоянное место прохождения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ервый рабочий день по постоянному месту прохождения служб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фактический срок пребывания в месте командирования определяется:</text:p>
          </table:table-cell>
          <table:table-cell office:value-type="string" calcext:value-type="string">
            <text:p>по датам приезда в место командирования и дате выезда из него, указанным в проездных документах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отметкам в командировочном удостоверении о дате приезда в место командирования и дате выезда из нег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отчету о выполненной работе за период пребывания в служебной командировк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приказу руководителя Управ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расходы по проезду гражданских служащих к месту командирования и обратно возмещаются:</text:p>
          </table:table-cell>
          <table:table-cell office:value-type="string" calcext:value-type="string">
            <text:p>по фактическим затратам, подтвержденным проездными документами, в пределах утвержденных нор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фактическим затратам, подтвержденным проездными документа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служебной записке и справке о стоимости проез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 отчету о выполненной работе за период пребывания в служебной командировк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гражданским служащим, замещающим главные, ведущие, старшие и младшие должности гражданской службы возмещаются расходы по проезду:</text:p>
          </table:table-cell>
          <table:table-cell office:value-type="string" calcext:value-type="string">
            <text:p>воздушным транспортом - по тарифу экономического класс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лезнодорожным транспортом - в вагоне повышенной комфортности, отнесенном к вагону экономического класса, с четырехместными купе категории "К","С"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железнодорожным транспортом - в вагоне повышенной комфортности, отнесенном к вагону бизнес-класса, с двухместными купе категории "СВ"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оздушным транспортом - по тарифу бизнес-клас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 соответствии с Указом Президента РФ о порядке и условиях командирования федеральных государственных гражданских служащих при отсутствии проездных документов:</text:p>
          </table:table-cell>
          <table:table-cell office:value-type="string" calcext:value-type="string">
            <text:p>оплата не производи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плата производится при предоставлении служебной записки с визой руководителя и справки о стоимости проез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та производится по приказу руководителя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плата производится по заявлению командированног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На гражданских служащих, находящихся в служебной командировке, распространяется режим служебного времени:</text:p>
          </table:table-cell>
          <table:table-cell office:value-type="string" calcext:value-type="string">
            <text:p>установленный для государственных гражданских служащих ФССП Росс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новленный в тех государственных органах (организациях), в которые они командирован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жим служебного времени не распространяется и является свободны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станавливается в соответствие со служебным заданием, полученным при убытии в командировк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 возвращении из служебной командировки гражданский служащий обязан представить в государственный орган авансовый отчет об израсходованных в связи со служебной командировкой суммах по установленной форме и произвести окончательный расчет по выданному ему перед отъездом в служебную командировку денежному авансу на командировочные расходы в течение:</text:p>
          </table:table-cell>
          <table:table-cell office:value-type="string" calcext:value-type="string">
            <text:p>пяти служеб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ех служеб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лендарного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и служеб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К авансовому отчету прилагаются:</text:p>
          </table:table-cell>
          <table:table-cell office:value-type="string" calcext:value-type="string">
            <text:p>командировочное удостоверение, оформленное надлежащим образо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кументы о найме жилого помещ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окументы о фактических расходах по проезд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абель учета рабочего времен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 возвращении из служебной командировки гражданский служащий обязан представить в государственный орган отчет о выполненной работе за период пребывания в служебной командировке в течение:</text:p>
          </table:table-cell>
          <table:table-cell office:value-type="string" calcext:value-type="string">
            <text:p>пяти служеб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трех служеб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лендарного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сяти служебны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Государственный гражданский служащий ФССП России имеет право на получение форменного обмундирования впервые:</text:p>
          </table:table-cell>
          <table:table-cell office:value-type="string" calcext:value-type="string">
            <text:p>после окончания испытательного сро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приеме на работ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ле присвоения классного чин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 истечении месяца со дня приема на работ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Государственный гражданский служащий ФССП России имеет право на получение форменного обмундирования:</text:p>
          </table:table-cell>
          <table:table-cell office:value-type="string" calcext:value-type="string">
            <text:p>в течение всего года по мере истечения установленных сроков носки ранее полученного форменного обмундирова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ва раза в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ва раза в год по мере истечения установленных сроков носки ранее полученного форменного обмундирова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ин раз в год по мере истечения установленных сроков носки ранее полученного форменного обмундирова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Согласно приказу Директора ФССП России срок носки рубашек (2 штук) мужч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Согласно приказу Директора ФССП России срок носки брюк шерстяных мужч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Согласно приказу Директора ФССП России срок носки пиджака шерстяного мужч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Согласно приказу Директора ФССП России срок носки блузок (2 штук) женщ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Согласно приказу Директора ФССП России срок носки брюк или юбки шерстяной женщ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Согласно приказу Директора ФССП России срок носки туфель кожаных женщ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месяц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Согласно приказу Директора ФССП России срок носки сапожек зимних кожаных женщ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год 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Согласно приказу Директора ФССП России срок носки полусапог зимних кожаных мужчиной – судебным приставом – исполнителем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Согласно приказу Директора ФССП России срок носки куртки зимней со съемной утепленной подстежкой и воротником судебным приставом по обеспечению установленного порядка деятельности судов составляет:</text:p>
          </table:table-cell>
          <table:table-cell office:value-type="string" calcext:value-type="string">
            <text:p>4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Согласно приказу Директора ФССП России срок носки брюк зимних судебным приставом по обеспечению установленного порядка деятельности судов составляет:</text:p>
          </table:table-cell>
          <table:table-cell office:value-type="string" calcext:value-type="string">
            <text:p>4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Согласно приказу Директора ФССП России срок носки ботинок с высокими берцами судебным приставом по обеспечению установленного порядка деятельности судов составляет:</text:p>
          </table:table-cell>
          <table:table-cell office:value-type="string" calcext:value-type="string">
            <text:p>4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Согласно приказу Директора ФССП России срок носки костюма (куртка и брюки прямого покроя) хлопчатобумажного судебным приставом по обеспечению установленного порядка деятельности судов составляет:</text:p>
          </table:table-cell>
          <table:table-cell office:value-type="string" calcext:value-type="string">
            <text:p>4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го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Согласно приказу Директора ФССП России срок носки рубашки (2 штуки) судебным приставом по обеспечению установленного порядка деятельности судов составляет:</text:p>
          </table:table-cell>
          <table:table-cell office:value-type="string" calcext:value-type="string">
            <text:p>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год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год 6 месяце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Какой предельный возраст пребывания на гражданской службе:</text:p>
          </table:table-cell>
          <table:table-cell office:value-type="string" calcext:value-type="string">
            <text:p>6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 л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Какую продолжительность может иметь срок испытания гражданского служащего, назначенного на должность гражданской службы в порядке перевода из другого государственного органа:</text:p>
          </table:table-cell>
          <table:table-cell office:value-type="string" calcext:value-type="string">
            <text:p>От 3 месяцев до 1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т 3 месяцев до 6 месяце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т 1 до 6 месяце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:</text:p>
          </table:table-cell>
          <table:table-cell office:value-type="string" calcext:value-type="string">
            <text:p>За десять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:</text:p>
          </table:table-cell>
          <table:table-cell office:value-type="string" calcext:value-type="string">
            <text:p>Приобретать в собственность объекты недвижимого имуще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сновные права государственного гражданского служащего устанавливаются:</text:p>
          </table:table-cell>
          <table:table-cell office:value-type="string" calcext:value-type="string">
            <text:p>Федеральным законом от 27.07.2004 № 79-ФЗ «О государственной гражданской службе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ей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Гражданские <text:s text:c="2"/>служащие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30 марта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апреля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</text:p>
          </table:table-cell>
          <table:table-cell office:value-type="string" calcext:value-type="string">
            <text:p>36 час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 заявлению гражданского служащего ежегодный оплачиваемый отпуск может предоставляться по частям, при этом продолжительность одной части отпуска не должна быть менее:</text:p>
          </table:table-cell>
          <table:table-cell office:value-type="string" calcext:value-type="string">
            <text:p>10 календарны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 календарных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 календарный дней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8:56</meta:creation-date>
    <dc:date>2018-01-17T06:49:06</dc:date>
    <meta:generator>LibreOffice/5.2.7.2$Linux_X86_64 LibreOffice_project/20m0$Build-2</meta:generator>
    <meta:document-statistic meta:table-count="1" meta:cell-count="67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